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c4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is sample *.<text:span text:style-name="T1">odt</text:span> docu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10:18:23.930666500</meta:creation-date>
    <dc:date>2025-08-10T10:18:45.182543100</dc:date>
    <meta:editing-duration>PT21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5" meta:character-count="30" meta:non-whitespace-character-count="26"/>
  </office:meta>
</office:document-meta>
</file>